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0fa1" officeooo:paragraph-rsid="000d0fa1"/>
    </style:style>
    <style:style style:name="P2" style:family="paragraph" style:parent-style-name="Standard">
      <style:paragraph-properties fo:text-align="start" style:justify-single-word="false"/>
      <style:text-properties officeooo:rsid="000d0fa1" officeooo:paragraph-rsid="000d0fa1"/>
    </style:style>
    <style:style style:name="P3" style:family="paragraph" style:parent-style-name="Standard">
      <style:paragraph-properties fo:text-align="justify" style:justify-single-word="false"/>
      <style:text-properties officeooo:rsid="000d0fa1" officeooo:paragraph-rsid="000d0fa1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d0fa1" officeooo:paragraph-rsid="000d0fa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d0fa1" officeooo:paragraph-rsid="000d0fa1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7a173" officeooo:paragraph-rsid="0017a17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0d0fa1"/>
    </style:style>
    <style:style style:name="P8" style:family="paragraph" style:parent-style-name="Standard">
      <style:paragraph-properties fo:text-align="justify" style:justify-single-word="false"/>
      <style:text-properties officeooo:paragraph-rsid="00122f5e"/>
    </style:style>
    <style:style style:name="P9" style:family="paragraph" style:parent-style-name="Standard">
      <style:paragraph-properties fo:text-align="justify" style:justify-single-word="false"/>
      <style:text-properties officeooo:paragraph-rsid="00136343"/>
    </style:style>
    <style:style style:name="P10" style:family="paragraph" style:parent-style-name="Standard">
      <style:paragraph-properties fo:text-align="justify" style:justify-single-word="false"/>
      <style:text-properties fo:font-style="normal" officeooo:rsid="000d0fa1" officeooo:paragraph-rsid="000d0fa1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officeooo:paragraph-rsid="001581be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7a173" officeooo:paragraph-rsid="0017a173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normal" officeooo:rsid="000d0fa1" officeooo:paragraph-rsid="000d0fa1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normal" officeooo:rsid="000d0fa1" officeooo:paragraph-rsid="0015bf44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122f5e" officeooo:paragraph-rsid="00122f5e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122f5e" officeooo:paragraph-rsid="00136343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0d0fa1" officeooo:paragraph-rsid="000d0fa1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7a173" officeooo:paragraph-rsid="0017a173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officeooo:rsid="000d0fa1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122f5e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normal" officeooo:rsid="000d0fa1" style:font-weight-asian="normal" style:font-weight-complex="normal"/>
    </style:style>
    <style:style style:name="T6" style:family="text">
      <style:text-properties fo:font-weight="normal" officeooo:rsid="0010a222" style:font-weight-asian="normal" style:font-weight-complex="normal"/>
    </style:style>
    <style:style style:name="T7" style:family="text">
      <style:text-properties fo:font-weight="normal" officeooo:rsid="00116e94" style:font-weight-asian="normal" style:font-weight-complex="normal"/>
    </style:style>
    <style:style style:name="T8" style:family="text">
      <style:text-properties fo:font-weight="normal" officeooo:rsid="00122f5e" style:font-weight-asian="normal" style:font-weight-complex="normal"/>
    </style:style>
    <style:style style:name="T9" style:family="text">
      <style:text-properties fo:font-weight="normal" officeooo:rsid="00136343" style:font-weight-asian="normal" style:font-weight-complex="normal"/>
    </style:style>
    <style:style style:name="T10" style:family="text">
      <style:text-properties fo:font-weight="normal" officeooo:rsid="001581be" style:font-weight-asian="normal" style:font-weight-complex="normal"/>
    </style:style>
    <style:style style:name="T11" style:family="text">
      <style:text-properties officeooo:rsid="00122f5e"/>
    </style:style>
    <style:style style:name="T12" style:family="text">
      <style:text-properties officeooo:rsid="001978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ibliographie</text:p>
      <text:p text:style-name="P5">Vincent Sarbach-Pulicani</text:p>
      <text:p text:style-name="P1"/>
      <text:p text:style-name="P2"/>
      <text:p text:style-name="P4">Sciences humaines</text:p>
      <text:p text:style-name="P3"/>
      <text:p text:style-name="P3"><text:span text:style-name="MinMaj">DELPORTE</text:span><text:span text:style-name="T4"> Christian, BLANDIN Claire et ROBINET François, </text:span><text:span text:style-name="T1">Histoire de la presse en France</text:span><text:span text:style-name="T4">,</text:span><text:span text:style-name="T1"> XXe - XXIe siècles</text:span><text:span text:style-name="T4">, Paris, Armand Colin, 2016 (coll. « Collection U »).</text:span></text:p>
      <text:p text:style-name="P10"/>
      <text:p text:style-name="P3">PACI Deborah, <text:span text:style-name="T1">Il mito del Risorgimento mediterraneo: Corsica e Malta tra politica e cultura nel ventennio fascista,</text:span> Thèse de doctorat en Histoire contemporaine, Nice, Université de Nice-Sophia-Antipolis (cotutelle avec l’université de Padoue), sous la direction de PELLEGRINETTI Jean-Paul, 2013.</text:p>
      <text:p text:style-name="P3"/>
      <text:p text:style-name="P3"><text:span text:style-name="T4">PELLEGRINETTI Jean-Paul, </text:span><text:span text:style-name="T1">La Corse et la République : la vie politique de la fin du second Empire au début du XXIe siècle</text:span><text:span text:style-name="T4">, Paris, Seuil, 2004. (coll. « XXe siècle »).</text:span></text:p>
      <text:p text:style-name="P10"/>
      <text:p text:style-name="P3">POLACCI Daniel, <text:span text:style-name="T1">Les autonomistes corses de l’entre-deux-guerres</text:span>, Mémoire de maîtrise, Aix-en-Provence, Université d’Aix-Marseille, sous la direction de GUIRAL Pierre, 1974.</text:p>
      <text:p text:style-name="P3"/>
      <text:p text:style-name="P3">ROGÉ Ysée, <text:span text:style-name="T1">Le corsisme et l’irrédentisme 1920-1946 : histoire du premier mouvement autonomiste corse et de sa compromission par l’Italie fasciste</text:span>, Thèse de doctorat en Histoire contemporaine, Paris, Université Paris 10 Nanterre, sous la direction de MUSIELDAK Didier, 2008.</text:p>
      <text:p text:style-name="P3"/>
      <text:p text:style-name="P3">SARBACH-PULICANI Vincent, <text:span text:style-name="T1">La presse corsiste et irrédentiste des années 1930 : étude comparative et quantitative des revues « A Muvra » et « Corsica antica e moderna » entre 1932 et 1939</text:span><text:span text:style-name="T4">, <text:s/>Mémoire d’histoire contemporaine, Université de Strasbourg, sous la direction de BOURGUINAT Nicolas, 2021.</text:span></text:p>
      <text:p text:style-name="P3"/>
      <text:p text:style-name="P4">Humanités numériques</text:p>
      <text:p text:style-name="P13"/>
      <text:p text:style-name="P8"><text:span text:style-name="T5">DALBERA-STEFANAGGI M.-J. &amp; RETALI-MEDORI S., « Trente ans de dialectologie corse : autour du programme Nouvel Atlas Linguistique et Ethnographique de la Corse et Banque de Données Langue Corse. », </text:span><text:span text:style-name="T2">Actes du colloque Tribune des chercheurs, études en linguistique</text:span><text:span text:style-name="T5">, Bastia, Société des Sciences Historiques et Naturelles de la Corse, </text:span><text:span text:style-name="T7">2015</text:span><text:span text:style-name="T5">, <text:s/>p. 17 </text:span><text:span text:style-name="T8">à </text:span><text:span text:style-name="T5">25 </text:span><text:span text:style-name="T8">(coll. « Corse d’hier et de main – Nouvelle série »).</text:span></text:p>
      <text:p text:style-name="P15"/>
      <text:p text:style-name="P7"><text:span text:style-name="T6">KEVERS</text:span><text:span text:style-name="T5"> </text:span><text:span text:style-name="T6">Laurent</text:span><text:span text:style-name="T5">, </text:span><text:span text:style-name="T6">GUENIOT</text:span><text:span text:style-name="T5"> Florian, </text:span><text:span text:style-name="T6">TOGNOTTI</text:span><text:span text:style-name="T5"> A. Ghjacumina, </text:span><text:span text:style-name="T6">RETALI</text:span><text:span text:style-name="T5"> </text:span><text:span text:style-name="T6">MEDORI</text:span><text:span text:style-name="T5"> Stella, « Outiller une langue peu dotée grâce au TALN : l’exemple du corse et BDLC », </text:span><text:span text:style-name="T2">26e Conférence sur le Traitement Automatique des Langues Naturelles</text:span><text:span text:style-name="T5">, Toulouse, 2019, p. 371 </text:span><text:span text:style-name="T6">à </text:span><text:span text:style-name="T5">380.</text:span></text:p>
      <text:p text:style-name="P17"/>
      <text:p text:style-name="P11"><text:span text:style-name="T5">LEIXA J., MAPELLI V. &amp; CHOUKRI K., </text:span><text:span text:style-name="T2">Inventaire des ressources linguistiques des langues de France,</text:span><text:span text:style-name="T5"> ELDA, </text:span><text:span text:style-name="T10">2014</text:span><text:span text:style-name="T5">. Accessible à l’adresse :</text:span></text:p>
      <text:p text:style-name="P14">&lt;http ://www.elda.org/media/filer_public/2014/12/17/rapport_dglflf_05112014-1.pdf &gt;</text:p>
      <text:p text:style-name="P14"/>
      <text:p text:style-name="P9"><text:span text:style-name="T8">MARCELLESI J.-B., « La définition des langues en domaine roman : les enseignements à tirer de la situation corse. », </text:span><text:span text:style-name="T3">Actes du Congrès de Linguistique et de Philologie Romanes 5</text:span><text:span text:style-name="T8">, Aix-en-Provence, </text:span><text:span text:style-name="T9">1984</text:span><text:span text:style-name="T8">, <text:s/>p. 307 </text:span><text:span text:style-name="T9">à </text:span><text:span text:style-name="T8">314.</text:span></text:p>
      <text:p text:style-name="P16"/>
      <text:p text:style-name="P8"><text:soft-page-break/><text:span text:style-name="T8">VERGEZ-COURET </text:span><text:span text:style-name="T9">M.</text:span><text:span text:style-name="T8">, BERNHARD </text:span><text:span text:style-name="T9">D.</text:span><text:span text:style-name="T8">, LIGOZAT A.-L., ELOY </text:span><text:span text:style-name="T9">J.-M. </text:span><text:span text:style-name="T8">&amp; REY </text:span><text:span text:style-name="T9">C.</text:span><text:span text:style-name="T8">, </text:span><text:span text:style-name="T3">TALaRE 2015 - Traitement Automatique des Langues Régionales de France et d’Europe. Atelier de TALN 2015</text:span><text:span text:style-name="T8">, Caen, </text:span><text:span text:style-name="T9">2015</text:span><text:span text:style-name="T8">.</text:span></text:p>
      <text:p text:style-name="P15"/>
      <text:p text:style-name="P6"><text:span text:style-name="T11">C</text:span>ommentaire</text:p>
      <text:p text:style-name="P6"/>
      <text:p text:style-name="P12">- <text:span text:style-name="T12">définition</text:span></text:p>
      <text:p text:style-name="P12">- <text:span text:style-name="T12">collecte</text:span></text:p>
      <text:p text:style-name="P12">- <text:span text:style-name="T12">formalisation données</text:span></text:p>
      <text:p text:style-name="P12">- <text:span text:style-name="T12">manipulation / interrogation</text:span></text:p>
      <text:p text:style-name="P12">- <text:span text:style-name="T12">disponible / accessibl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inMaj" style:family="text">
      <style:text-properties fo:font-variant="small-caps" fo:font-style="normal" officeooo:rsid="000d0fa1" style:font-style-asian="normal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10:18:06.026850110</meta:creation-date>
    <dc:date>2021-12-17T12:58:55.020346864</dc:date>
    <meta:editing-duration>PT4H46M30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2" meta:paragraph-count="22" meta:word-count="416" meta:character-count="2817" meta:non-whitespace-character-count="2419"/>
  </office:meta>
</office:document-meta>
</file>